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Grande" svg:font-family="'Lucida Grande', 'Lucida Sans', 'Lucida Sans Unicode', Tahoma, Arial, 'Liberation Sans', FreeSans,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8f42a"/>
    </style:style>
    <style:style style:name="P2" style:family="paragraph" style:parent-style-name="Standard">
      <style:text-properties officeooo:rsid="0005ab65" officeooo:paragraph-rsid="0005ab65"/>
    </style:style>
    <style:style style:name="P3" style:family="paragraph" style:parent-style-name="Standard">
      <style:text-properties style:font-name="Arial" fo:font-size="9pt" officeooo:paragraph-rsid="0005ab65" style:font-size-asian="9pt" style:font-size-complex="9pt"/>
    </style:style>
    <style:style style:name="P4" style:family="paragraph" style:parent-style-name="Standard">
      <style:text-properties style:font-name="Arial" fo:font-size="9pt" officeooo:rsid="0005ab65" officeooo:paragraph-rsid="0005ab65" style:font-size-asian="9pt" style:font-size-complex="9pt"/>
    </style:style>
    <style:style style:name="P5" style:family="paragraph" style:parent-style-name="Standard">
      <style:text-properties style:font-name="Arial" fo:font-size="9pt" officeooo:rsid="00078e3f" officeooo:paragraph-rsid="00078e3f" style:font-size-asian="9pt" style:font-size-complex="9pt"/>
    </style:style>
    <style:style style:name="P6" style:family="paragraph" style:parent-style-name="Standard">
      <style:text-properties style:font-name="Arial" fo:font-size="9pt" officeooo:paragraph-rsid="00078e3f" style:font-size-asian="9pt" style:font-size-complex="9pt"/>
    </style:style>
    <style:style style:name="P7" style:family="paragraph" style:parent-style-name="Standard">
      <style:text-properties style:font-name="Arial" fo:font-size="9pt" officeooo:rsid="0008353f" officeooo:paragraph-rsid="0008353f" style:font-size-asian="9pt" style:font-size-complex="9pt"/>
    </style:style>
    <style:style style:name="P8" style:family="paragraph" style:parent-style-name="Standard">
      <style:text-properties style:font-name="Arial" fo:font-size="9pt" officeooo:rsid="0008f42a" officeooo:paragraph-rsid="0008f42a" style:font-size-asian="9pt" style:font-size-complex="9pt"/>
    </style:style>
    <style:style style:name="P9" style:family="paragraph" style:parent-style-name="Standard">
      <style:text-properties officeooo:paragraph-rsid="0008f42a"/>
    </style:style>
    <style:style style:name="T1" style:family="text">
      <style:text-properties officeooo:rsid="0005ab65"/>
    </style:style>
    <style:style style:name="T2" style:family="text">
      <style:text-properties fo:font-variant="normal" fo:text-transform="none" fo:color="#3f3f3f"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333333" style:font-name="Arial" fo:font-size="9pt" fo:letter-spacing="normal" fo:font-style="normal" fo:font-weight="normal" officeooo:rsid="00105d93" style:font-size-asian="9pt" style:font-size-complex="9pt"/>
    </style:style>
    <style:style style:name="T5" style:family="text">
      <style:text-properties officeooo:rsid="00078e3f"/>
    </style:style>
    <style:style style:name="T6" style:family="text">
      <style:text-properties style:font-name="Arial" fo:font-size="9pt" officeooo:rsid="0008f42a" style:font-size-asian="9pt" style:font-size-complex="9pt"/>
    </style:style>
    <style:style style:name="T7" style:family="text">
      <style:text-properties officeooo:rsid="0008353f"/>
    </style:style>
    <style:style style:name="T8" style:family="text">
      <style:text-properties fo:font-weight="bold" style:font-weight-asian="bold" style:font-weight-complex="bold"/>
    </style:style>
    <style:style style:name="T9" style:family="text">
      <style:text-properties fo:font-weight="bold" officeooo:rsid="00078e3f"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oto… quien te conoce</text:p>
      <text:p text:style-name="P4"/>
      <text:p text:style-name="P3"><text:span text:style-name="T1">si lo que estas buscando es un empleo estable en blanco de calidad y proyeccion a futuro talvez apuntarle a una gran empresa como coto puede ser la respuesta. Es la empresa privada con mayor cantidad de empleados en argentina con alrededor de 18.000 en todas sus ramas, mas de 130 sucursales en todo el pais , </text:span><text:span text:style-name="T2">frigoríficos que comercializan todo tipo de carnes, una planta avícola y una curtiembre de exportación, y el mayor centro de distribución de la Argentina.</text:span> </text:p>
      <text:p text:style-name="P3"/>
      <text:p text:style-name="P4">Si bien los sueldos varian según el sector ninguno baja de los $30.000. las condiciones de contratacion y beneficios son muy buenos. Al ser una empresa en constante expansion y crecimiento todo el tiempo se encuentra en la busqueda de personal y de jovenes talentos.</text:p>
      <text:p text:style-name="P4"/>
      <text:p text:style-name="P4">Si posees algun oficio, conocimiento u experiencia que tenga que ver con alguno de los rubros que la empresa comercializa, tenes altisimas chances de quedar como empleado efectivo. De lo contrario, no te desanimes aun podes postularte como repositor, maestranza <text:s/>o empleado de deposito.</text:p>
      <text:p text:style-name="P4"/>
      <text:p text:style-name="P5">Algunos de los oficios mas buscados actualmente por la firma son:</text:p>
      <text:p text:style-name="P5"/>
      <text:p text:style-name="P5"><text:span text:style-name="T8">cajeros y cajeras:</text:span> de 18 a 45 años. Sin experiencia previa. Pero con excelente presencia y atencion al cliente. Secundario excluyente. Horario flexible de 14 a 23 hs.</text:p>
      <text:p text:style-name="P5"/>
      <text:p text:style-name="P6"><text:span text:style-name="T9">Verduleria</text:span><text:span text:style-name="T5">: de 18 a 55 años. Con experiencia comprobable en </text:span><text:span text:style-name="T3">reposición y armado de exhibiciones de frutas y verduras.</text:span> <text:span text:style-name="T7">Disponibilidad full time. Horarios rotativos. secundario(no excluyente).</text:span></text:p>
      <text:p text:style-name="P6"/>
      <text:p text:style-name="P7"><text:span text:style-name="T8">Deposito</text:span>: desde 23 a 55 años. Para recepción y despacho de mercadería, control de stock. Se valora experiencia previa en puestos similares y manejo de pc. secundario(no excluyente)</text:p>
      <text:p text:style-name="P7"/>
      <text:p text:style-name="P7"><text:span text:style-name="T8">Fiambreria</text:span>: desde 18 hasta 55 años. secuendario(no excluyente). Personal con experiencia en fraccionamiento y reposicion de fiambres, quesos y productos lacteos. </text:p>
      <text:p text:style-name="P7"/>
      <text:p text:style-name="P8"><text:span text:style-name="T8">Carniceria:</text:span> personal con experiencia comprobable en atencion al cliente, desposte, corte y reposicion de carnes. Experiencia no menor a un año. De 18 a 55 años.</text:p>
      <text:p text:style-name="P8"/>
      <text:p text:style-name="P9"><text:span text:style-name="T6">Ahora te preguntaras como postularte o ingresar tu curriculum a esta impresionante empresa, por suerte existe en su sitio web un formulario de incripsion donde en simples pasos podras ingresar tus datos de registro y postularte en las diferentes areas. Pueden ingresar al sitio dese AQUI! <text:s/></text:span><text:a xlink:type="simple" xlink:href="http://www.coto.com.ar/empleos/" text:style-name="Internet_20_link" text:visited-style-name="Visited_20_Internet_20_Link">http://www.coto.com.ar/empleos/</text:a> <text:span text:style-name="T6">O desde google poniendo Coto Empleo. </text:span></text:p>
      <text:p text:style-name="P9"><text:span text:style-name="T6"/></text:p>
      <text:p text:style-name="P1"><text:span text:style-name="T4">Esperamos que te sirva toda esta informacion, que sea lo que necesitabas saber para terminar de decidirte a cambiar de profesion u obtener tu primer empleo. Podes escribirnos para darnos tu recomendación o consultarnos cualquier duda que podamos despejar. Tampoco olvides darle me gusta a nuestra funpage de facebook donde subimos muchos mas tips y recomendaciones. El trabajo que te mereces esta a la vuelta de la esquina solo hay que ir por el.</text:span></text:p>
      <text:p text:style-name="P7"/>
      <text:p text:style-name="P7"/>
      <text:p text:style-name="P5"/>
      <text:p text:style-name="P5"/>
      <text:p text:style-name="P5"/>
      <text:p text:style-name="P5"/>
      <text:p text:style-name="P5"/>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Grande" svg:font-family="'Lucida Grande', 'Lucida Sans', 'Lucida Sans Unicode', Tahoma, Arial, 'Liberation Sans', FreeSans,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8T22:51:10.870000000</meta:creation-date>
    <dc:date>2019-12-28T23:36:06.318000000</dc:date>
    <meta:editing-duration>PT10M54S</meta:editing-duration>
    <meta:editing-cycles>1</meta:editing-cycles>
    <meta:document-statistic meta:table-count="0" meta:image-count="0" meta:object-count="0" meta:page-count="1" meta:paragraph-count="12" meta:word-count="441" meta:character-count="2767" meta:non-whitespace-character-count="2333"/>
    <meta:generator>LibreOffice/6.3.4.2$Windows_X86_64 LibreOffice_project/60da17e045e08f1793c57c00ba83cdfce946d0aa</meta:generator>
  </office:meta>
</office:document-meta>
</file>